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language="fr" fo:country="FR"/>
    </style:style>
    <style:style style:name="P2" style:family="paragraph" style:parent-style-name="Standard">
      <style:paragraph-properties fo:text-align="center" style:justify-single-word="false"/>
      <style:text-properties fo:font-size="12pt" fo:language="fr" fo:country="FR" style:font-size-asian="12pt" style:font-size-complex="12pt"/>
    </style:style>
    <style:style style:name="P3" style:family="paragraph" style:parent-style-name="Standard">
      <style:paragraph-properties fo:text-align="start" style:justify-single-word="false"/>
      <style:text-properties fo:font-size="12pt" fo:language="fr" fo:country="FR" style:font-size-asian="12pt" style:font-size-complex="12pt"/>
    </style:style>
    <style:style style:name="P4" style:family="paragraph" style:parent-style-name="Standard" style:list-style-name="L7">
      <style:text-properties fo:font-weight="normal" style:font-weight-asian="normal" style:font-weight-complex="normal"/>
    </style:style>
    <style:style style:name="P5" style:family="paragraph" style:parent-style-name="Text_20_body" style:list-style-name="L8">
      <style:text-properties fo:language="fr" fo:country="FR"/>
    </style:style>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6">
      <style:text-properties fo:font-weight="normal" style:font-weight-asian="normal" style:font-weight-complex="normal"/>
    </style:style>
    <style:style style:name="P8" style:family="paragraph" style:parent-style-name="Text_20_body" style:list-style-name="L7">
      <style:text-properties fo:font-weight="normal" style:font-weight-asian="normal" style:font-weight-complex="normal"/>
    </style:style>
    <style:style style:name="P9" style:family="paragraph" style:parent-style-name="Text_20_body" style:list-style-name="L7"/>
    <style:style style:name="P10" style:family="paragraph" style:parent-style-name="Heading_20_3">
      <style:text-properties fo:language="fr" fo:country="FR"/>
    </style:style>
    <style:style style:name="T1" style:family="text">
      <style:text-properties fo:language="fr" fo:country="FR"/>
    </style:style>
    <style:style style:name="T2" style:family="text">
      <style:text-properties fo:language="fr" fo:country="FR" fo:font-weight="normal" style:font-weight-asian="normal" style:font-weight-complex="normal"/>
    </style:style>
    <style:style style:name="T3" style:family="text">
      <style:text-properties fo:font-weight="normal"/>
    </style:style>
    <style:style style:name="T4" style:family="text">
      <style:text-properties style:font-weight-asian="normal"/>
    </style:style>
    <style:style style:name="T5" style:family="text">
      <style:text-properties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nexe au compte rendu d'activités </text:p>
      <text:p text:style-name="P2">de Pierre-Yves Ronot </text:p>
      <text:p text:style-name="P2">du 01/07/2012 au 13/07/2012</text:p>
      <text:p text:style-name="P3"/>
      <text:p text:style-name="P1"/>
      <text:p text:style-name="P1">Durant les deux premières semaines du mois de Juillet, j'ai contribué au projet de recherche et développement Generic System sur deux thèmes principaux. Premièrement, l'intégration en environnement web, en activant la sérialization des contextes de cache et en intégrant ces caches aux contextes de conversation web. Dans un second temps, une réflexion a été menée sur un changement de représentation interne, puis les modifications correspondantes ont été entamées.</text:p>
      <text:h text:style-name="P10" text:outline-level="3">Gestion des caches de conversations en environnement web</text:h>
      <text:list xml:id="list392782730" text:style-name="L8">
        <text:list-item>
          <text:p text:style-name="P5">Activation de la sérialisation dans le contexte de l'utilisation avec CDI ;</text:p>
        </text:list-item>
        <text:list-item>
          <text:p text:style-name="P5">Mise au point du cycle de vie des contextes de cache au sein des conversations.</text:p>
        </text:list-item>
      </text:list>
      <text:h text:style-name="P10" text:outline-level="3">Réflection sur le changement de la représentation interne, et début de modification du cœur du système</text:h>
      <text:p text:style-name="Text_20_body"><text:span text:style-name="T1">Dans son état actuel, Généric System représente les objets qu'il gère sous la forme d'un graphe, contenant un grand nombre de nœuds. La plupart de ces nœuds sont dits « implicites », car ils n'ont pas été crées explicitement par l'utilisateur, bien qu'ils sont corollaires à l'existence de nœuds explicites. Ils maintiennent la cohérence du système et représentent la structure de l'information, mais ont aussi une fonction d'indexation, qui permet une interrogation rapide du système. </text:span></text:p>
      <text:p text:style-name="Text_20_body"><text:span text:style-name="T1">Le problème posé par l'existence des nœuds implicites est leur grand nombre. Dans le pire cas, leur nombre augmente exponentiellement avec le nombre de nœuds explicites. Le but de la réflexion menée sur ce thème est donc la réduction du nombre des nœuds implicites. Une solution a été trouvée pour les faire disparaître du système. En supprimant une partie de l'indexation fournie par ces noeuds, un certain nombre de calculs complémentaire vont devoir être réalisés lors de l'appel de certaines fonctionnalités.</text:span></text:p>
      <text:p text:style-name="Text_20_body"><text:span text:style-name="T2">Les étapes suivantes on été suivies :</text:span></text:p>
      <text:list xml:id="list1674011063" text:style-name="L6">
        <text:list-item>
          <text:p text:style-name="P7"><text:span text:style-name="T1">Étude d'impact de la suppression des nœuds implicites.</text:span></text:p>
        </text:list-item>
        <text:list-item>
          <text:p text:style-name="P7"><text:span text:style-name="T1">Recherche et développement d'algorithmes de remplacement. Les fonctionnalités suivantes ont été transposées :</text:span></text:p>
          <text:list>
            <text:list-item>
              <text:p text:style-name="P7"><text:span text:style-name="T1">Héritage entre deux nœuds ;</text:span></text:p>
            </text:list-item>
            <text:list-item>
              <text:p text:style-name="P7"><text:span text:style-name="T1">Compositions entre deux nœuds ;</text:span></text:p>
            </text:list-item>
            <text:list-item>
              <text:p text:style-name="P7"><text:span text:style-name="T1">Recherche des dépendances d'un nœud ;</text:span></text:p>
            </text:list-item>
            <text:list-item>
              <text:p text:style-name="P7"><text:span text:style-name="T1">Calcul de la structure de l'information d'un type ;</text:span></text:p>
            </text:list-item>
            <text:list-item>
              <text:p text:style-name="P7"><text:span text:style-name="T1">Calcul de l'information décrite par cette structure.</text:span></text:p>
            </text:list-item>
          </text:list>
        </text:list-item>
      </text:list>
      <text:p text:style-name="P6"><text:span text:style-name="T1"><text:tab/>Les résultats obtenues sont probants, les nouveaux algorithmes donnant des résultats équivalents à ceux fonctionnant sur l'ancienne représentation.</text:span></text:p>
      <text:list xml:id="list1502706140" text:style-name="L7">
        <text:list-item>
          <text:p text:style-name="P9"><text:span text:style-name="T2">Mise en place d'un prototype (imparfait mais prometteur) validant la faisabilité de cette amélioration.</text:span></text:p>
        </text:list-item>
        <text:list-item>
          <text:p text:style-name="P9"><text:span text:style-name="T2">Reste à faire :</text:span></text:p>
          <text:list>
            <text:list-item>
              <text:p text:style-name="P4"><text:soft-page-break/><text:span text:style-name="T1">Amélioration de la robustesse des algorithmes ;</text:span></text:p>
            </text:list-item>
            <text:list-item>
              <text:p text:style-name="P8"><text:span text:style-name="T1">Optimisation des calculs (mise en place éventuelle de nouvelles indexations) ;</text:span></text:p>
            </text:list-item>
            <text:list-item>
              <text:p text:style-name="P8"><text:span text:style-name="T1">Transposition des algorithmes de calcul des instances et de calcul des héritiers dans la nouvelle représentation ;</text:span></text:p>
            </text:list-item>
            <text:list-item>
              <text:p text:style-name="P8"><text:span text:style-name="T1">Tester la scalabilité des nouvelles implémentations ;</text:span></text:p>
            </text:list-item>
            <text:list-item>
              <text:p text:style-name="P8"><text:span text:style-name="T1">Supression de toutes les références à l'ancienne représentatio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5T10:04:14</meta:creation-date>
    <dc:date>2012-07-13T14:03:26</dc:date>
    <meta:editing-duration>PT23H46M38S</meta:editing-duration>
    <meta:editing-cycles>31</meta:editing-cycles>
    <meta:generator>LibreOffice/3.4$Unix LibreOffice_project/340m1$Build-502</meta:generator>
    <meta:print-date>2012-07-13T14:03:16</meta:print-date>
    <meta:document-statistic meta:table-count="0" meta:image-count="0" meta:object-count="0" meta:page-count="2" meta:paragraph-count="26" meta:word-count="449" meta:character-count="2895" meta:non-whitespace-character-count="2484"/>
  </office:meta>
</office:document-meta>
</file>